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38mm"/>
    </style:style>
    <style:style style:name="co2" style:family="table-column">
      <style:table-column-properties fo:break-before="auto" style:column-width="16.39mm"/>
    </style:style>
    <style:style style:name="co3" style:family="table-column">
      <style:table-column-properties fo:break-before="auto" style:column-width="51.42mm"/>
    </style:style>
    <style:style style:name="co4" style:family="table-column">
      <style:table-column-properties fo:break-before="auto" style:column-width="77.68mm"/>
    </style:style>
    <style:style style:name="co5" style:family="table-column">
      <style:table-column-properties fo:break-before="auto" style:column-width="9.44mm"/>
    </style:style>
    <style:style style:name="co6" style:family="table-column">
      <style:table-column-properties fo:break-before="auto" style:column-width="59.06mm"/>
    </style:style>
    <style:style style:name="co7" style:family="table-column">
      <style:table-column-properties fo:break-before="auto" style:column-width="62.87mm"/>
    </style:style>
    <style:style style:name="co8" style:family="table-column">
      <style:table-column-properties fo:break-before="auto" style:column-width="49.18mm"/>
    </style:style>
    <style:style style:name="co9" style:family="table-column">
      <style:table-column-properties fo:break-before="auto" style:column-width="15.05mm"/>
    </style:style>
    <style:style style:name="co10" style:family="table-column">
      <style:table-column-properties fo:break-before="auto" style:column-width="65.12mm"/>
    </style:style>
    <style:style style:name="co11" style:family="table-column">
      <style:table-column-properties fo:break-before="auto" style:column-width="21.55mm"/>
    </style:style>
    <style:style style:name="ro1" style:family="table-row">
      <style:table-row-properties style:row-height="1.94mm" fo:break-before="auto" style:use-optimal-row-height="false"/>
    </style:style>
    <style:style style:name="ro2" style:family="table-row">
      <style:table-row-properties style:row-height="15.35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37.84mm" fo:break-before="auto" style:use-optimal-row-height="false"/>
    </style:style>
    <style:style style:name="ro6" style:family="table-row">
      <style:table-row-properties style:row-height="14.82mm" fo:break-before="auto" style:use-optimal-row-height="true"/>
    </style:style>
    <style:style style:name="ro7" style:family="table-row">
      <style:table-row-properties style:row-height="14.73mm" fo:break-before="auto" style:use-optimal-row-height="true"/>
    </style:style>
    <style:style style:name="ro8" style:family="table-row">
      <style:table-row-properties style:row-height="42.16mm" fo:break-before="auto" style:use-optimal-row-height="false"/>
    </style:style>
    <style:style style:name="ro9" style:family="table-row">
      <style:table-row-properties style:row-height="5.26mm" fo:break-before="auto" style:use-optimal-row-height="true"/>
    </style:style>
    <style:style style:name="ro10" style:family="table-row">
      <style:table-row-properties style:row-height="48.42mm" fo:break-before="auto" style:use-optimal-row-height="false"/>
    </style:style>
    <style:style style:name="ro11" style:family="table-row">
      <style:table-row-properties style:row-height="54.5mm" fo:break-before="auto" style:use-optimal-row-height="false"/>
    </style:style>
    <style:style style:name="ro12" style:family="table-row">
      <style:table-row-properties style:row-height="53.98mm" fo:break-before="auto" style:use-optimal-row-height="false"/>
    </style:style>
    <style:style style:name="ro13" style:family="table-row">
      <style:table-row-properties style:row-height="56.36mm" fo:break-before="auto" style:use-optimal-row-height="false"/>
    </style:style>
    <style:style style:name="ro14" style:family="table-row">
      <style:table-row-properties style:row-height="55.56mm" fo:break-before="auto" style:use-optimal-row-height="false"/>
    </style:style>
    <style:style style:name="ro15" style:family="table-row">
      <style:table-row-properties style:row-height="55.83mm" fo:break-before="auto" style:use-optimal-row-height="false"/>
    </style:style>
    <style:style style:name="ro16" style:family="table-row">
      <style:table-row-properties style:row-height="61.91mm" fo:break-before="auto" style:use-optimal-row-height="false"/>
    </style:style>
    <style:style style:name="ro17" style:family="table-row">
      <style:table-row-properties style:row-height="54.24mm" fo:break-before="auto" style:use-optimal-row-height="false"/>
    </style:style>
    <style:style style:name="ro18" style:family="table-row">
      <style:table-row-properties style:row-height="45.77mm" fo:break-before="auto" style:use-optimal-row-height="false"/>
    </style:style>
    <style:style style:name="ro19" style:family="table-row">
      <style:table-row-properties style:row-height="4.87mm" fo:break-before="auto" style:use-optimal-row-height="true"/>
    </style:style>
    <style:style style:name="ro20" style:family="table-row">
      <style:table-row-properties style:row-height="5.12mm" fo:break-before="auto" style:use-optimal-row-height="false"/>
    </style:style>
    <style:style style:name="ro21" style:family="table-row">
      <style:table-row-properties style:row-height="5.12mm" fo:break-before="auto" style:use-optimal-row-height="true"/>
    </style:style>
    <style:style style:name="ta1" style:family="table" style:master-page-name="PageStyle_5f_Feature_20__23__20_Test_20_Cases">
      <style:table-properties table:display="true" style:writing-mode="lr-tb"/>
    </style:style>
    <style:style style:name="ce3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ackground-color="#72bf4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ackground-color="#ed1c2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fo:background-color="#72bf4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ackground-color="#ed1c2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 Regular" fo:color="#000000" style:language-asian="zh" style:country-asian="CN" fo:language="en" fo:country="AU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6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fo:color="#000000" style:text-position="0% 100%" fo:text-shadow="none" style:text-outline="false" fo:font-style="normal" style:text-line-through-type="none" style:text-underline-style="none" style:text-underline-color="font-color" fo:font-weight="normal" fo:font-size="11pt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ature # Test Cases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49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49"/>
        <table:table-column table:style-name="co10" table:default-cell-style-name="ce53"/>
        <table:table-column table:style-name="co11" table:number-columns-repeated="1014" table:default-cell-style-name="ce38"/>
        <table:table-row table:style-name="ro1">
          <table:table-cell table:style-name="ce37"/>
          <table:table-cell table:style-name="ce39" table:number-columns-repeated="3"/>
          <table:table-cell table:style-name="ce47"/>
          <table:table-cell table:style-name="ce39" table:number-columns-repeated="3"/>
          <table:table-cell table:style-name="ce47"/>
          <table:table-cell table:style-name="ce51"/>
          <table:table-cell table:number-columns-repeated="1014"/>
        </table:table-row>
        <table:table-row table:style-name="ro2">
          <table:table-cell table:style-name="ce37"/>
          <table:table-cell table:style-name="ce40" office:value-type="string" calcext:value-type="string">
            <text:p>Test Case ID</text:p>
          </table:table-cell>
          <table:table-cell table:style-name="ce40" office:value-type="string" calcext:value-type="string">
            <text:p>Test Name</text:p>
          </table:table-cell>
          <table:table-cell table:style-name="ce40" office:value-type="string" calcext:value-type="string">
            <text:p>Test Description</text:p>
          </table:table-cell>
          <table:table-cell table:style-name="ce48" office:value-type="string" calcext:value-type="string">
            <text:p>TC #</text:p>
          </table:table-cell>
          <table:table-cell table:style-name="ce40" office:value-type="string" calcext:value-type="string">
            <text:p>Test Steps</text:p>
          </table:table-cell>
          <table:table-cell table:style-name="ce40" office:value-type="string" calcext:value-type="string">
            <text:p>Expected Result</text:p>
          </table:table-cell>
          <table:table-cell table:style-name="ce40" office:value-type="string" calcext:value-type="string">
            <text:p>Actual Result</text:p>
          </table:table-cell>
          <table:table-cell table:style-name="ce48" office:value-type="string" calcext:value-type="string">
            <text:p>Status</text:p>
          </table:table-cell>
          <table:table-cell table:style-name="ce52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41" office:value-type="float" office:value="1" calcext:value-type="float" table:number-columns-spanned="1" table:number-rows-spanned="4">
            <text:p>1</text:p>
          </table:table-cell>
          <table:table-cell table:style-name="ce44" office:value-type="string" calcext:value-type="string" table:number-columns-spanned="1" table:number-rows-spanned="4">
            <text:p>Faze: tutorial</text:p>
          </table:table-cell>
          <table:table-cell table:style-name="ce44" office:value-type="string" calcext:value-type="string" table:number-columns-spanned="1" table:number-rows-spanned="4">
            <text:p><text:span text:style-name="T1">Given: </text:span><text:span text:style-name="T2">Initiates GAME ON UI</text:span></text:p>
            <text:p/>
            <text:p><text:span text:style-name="T1">When: </text:span><text:span text:style-name="T2">the nao starts</text:span></text:p>
            <text:p/>
            <text:p><text:span text:style-name="T1">Then: </text:span><text:span text:style-name="T2">Game Starts with out errors and starts tutorial explenation </text:span></text:p>
            <text:p><text:span text:style-name="T1">Prerequisite: </text:span><text:span text:style-name="T2">the ui is set up on the  site</text:span></text:p>
            <text:p/>
            <text:p><text:span text:style-name="T3">Test Data:</text:span></text:p>
            <text:p><text:span text:style-name="T4">Initiation bang gets called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office:value-type="string" calcext:value-type="string">
            <text:p>User presses The Number Guessing game on the ui</text:p>
          </table:table-cell>
          <table:table-cell table:number-columns-repeated="2" table:style-name="ce50" office:value-type="string" calcext:value-type="string">
            <text:p>The nao starts explaining game</text:p>
          </table:table-cell>
          <table:table-cell table:style-name="ce16" office:value-type="string" calcext:value-type="string">
            <text:p>PASS</text:p>
          </table:table-cell>
          <table:table-cell table:style-name="ce44"/>
          <table:table-cell table:number-columns-repeated="1014"/>
        </table:table-row>
        <table:table-row table:style-name="ro4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4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5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6">
          <table:table-cell/>
          <table:table-cell table:style-name="ce41" office:value-type="float" office:value="2" calcext:value-type="float" table:number-columns-spanned="1" table:number-rows-spanned="4">
            <text:p>2</text:p>
          </table:table-cell>
          <table:table-cell table:style-name="ce44" office:value-type="string" calcext:value-type="string" table:number-columns-spanned="1" table:number-rows-spanned="4">
            <text:p>Faze: Intro</text:p>
          </table:table-cell>
          <table:table-cell table:style-name="ce44" office:value-type="string" calcext:value-type="string" table:number-columns-spanned="1" table:number-rows-spanned="4">
            <text:p><text:span text:style-name="T1">Given: </text:span><text:span text:style-name="T2">After tutorial has been compleasted</text:span></text:p>
            <text:p/>
            <text:p><text:span text:style-name="T1">When:</text:span><text:span text:style-name="T2"> I press the top of the head of nao </text:span></text:p>
            <text:p/>
            <text:p><text:span text:style-name="T1">Then: </text:span><text:span text:style-name="T2">the game starts its intro</text:span></text:p>
            <text:p/>
            <text:p><text:span text:style-name="T3">Prerequisite: </text:span></text:p>
            <text:p><text:span text:style-name="T4">The tutoral is finished being explained</text:span></text:p>
            <text:p/>
            <text:p><text:span text:style-name="T3">Test Data:</text:span></text:p>
            <text:p><text:span text:style-name="T4">Nao starts the introduction to the game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office:value-type="string" calcext:value-type="string">
            <text:p>Wait for tutorial finish</text:p>
          </table:table-cell>
          <table:table-cell table:style-name="ce50" office:value-type="string" calcext:value-type="string">
            <text:p>the nao prompts for head to be nao waits for head to be touched</text:p>
          </table:table-cell>
          <table:table-cell table:style-name="ce50" office:value-type="string" calcext:value-type="string">
            <text:p>nao give for head touching consent</text:p>
          </table:table-cell>
          <table:table-cell table:style-name="ce16" office:value-type="string" calcext:value-type="string">
            <text:p>PASS</text:p>
          </table:table-cell>
          <table:table-cell table:style-name="ce44"/>
          <table:table-cell table:number-columns-repeated="1014"/>
        </table:table-row>
        <table:table-row table:style-name="ro7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Default" office:value-type="string" calcext:value-type="string">
            <text:p>wait for nao to prompt user to touch head</text:p>
          </table:table-cell>
          <table:table-cell table:style-name="ce50"/>
          <table:table-cell table:style-name="ce50" office:value-type="string" calcext:value-type="string">
            <text:p>Nao still recognises input and breaks logic</text:p>
          </table:table-cell>
          <table:table-cell table:style-name="ce17" office:value-type="string" calcext:value-type="string">
            <text:p>FAIL</text:p>
          </table:table-cell>
          <table:table-cell table:style-name="ce44" office:value-type="string" calcext:value-type="string">
            <text:p>Head isn’t cancelled, repeats and stacks on and completely breaks logic</text:p>
          </table:table-cell>
          <table:table-cell table:number-columns-repeated="1014"/>
        </table:table-row>
        <table:table-row table:style-name="ro3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office:value-type="string" calcext:value-type="string">
            <text:p>user presses the top of nao head</text:p>
          </table:table-cell>
          <table:table-cell table:style-name="ce50" office:value-type="string" calcext:value-type="string">
            <text:p>intro starts </text:p>
          </table:table-cell>
          <table:table-cell table:style-name="ce50" office:value-type="string" calcext:value-type="string">
            <text:p>intro starts</text:p>
          </table:table-cell>
          <table:table-cell table:style-name="ce16" office:value-type="string" calcext:value-type="string">
            <text:p>PASS</text:p>
          </table:table-cell>
          <table:table-cell table:style-name="ce44" office:value-type="string" calcext:value-type="string">
            <text:p>Welcome to Game Say box replays</text:p>
          </table:table-cell>
          <table:table-cell table:number-columns-repeated="1014"/>
        </table:table-row>
        <table:table-row table:style-name="ro8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9">
          <table:table-cell/>
          <table:table-cell table:style-name="ce41" office:value-type="float" office:value="3" calcext:value-type="float" table:number-columns-spanned="1" table:number-rows-spanned="4">
            <text:p>3</text:p>
          </table:table-cell>
          <table:table-cell table:style-name="ce44" office:value-type="string" calcext:value-type="string" table:number-columns-spanned="1" table:number-rows-spanned="4">
            <text:p>Faze: Rand num gen</text:p>
          </table:table-cell>
          <table:table-cell table:style-name="ce44" office:value-type="string" calcext:value-type="string" table:number-columns-spanned="1" table:number-rows-spanned="4">
            <text:p><text:span text:style-name="T1">Given: </text:span><text:span text:style-name="T2">intro is compleated</text:span></text:p>
            <text:p/>
            <text:p><text:span text:style-name="T1">When: </text:span><text:span text:style-name="T2">nao tells promps user to guess the number it generated</text:span></text:p>
            <text:p/>
            <text:p><text:span text:style-name="T3">Then: Random number is ge nerated from 0-100</text:span></text:p>
            <text:p/>
            <text:p><text:span text:style-name="T3">Prerequisite: </text:span></text:p>
            <text:p><text:span text:style-name="T4">The intro is completed and nao has prompted the attemps</text:span></text:p>
            <text:p/>
            <text:p><text:span text:style-name="T3">Test Data:</text:span></text:p>
            <text:p><text:span text:style-name="T4">Number gets passed to the guessing module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office:value-type="string" calcext:value-type="string">
            <text:p>wait for intro to finish</text:p>
          </table:table-cell>
          <table:table-cell table:style-name="ce50" office:value-type="string" calcext:value-type="string">
            <text:p>prompt for yessing is called</text:p>
          </table:table-cell>
          <table:table-cell table:style-name="ce50" office:value-type="string" calcext:value-type="string">
            <text:p>robots asks for a guess</text:p>
          </table:table-cell>
          <table:table-cell table:style-name="ce16" office:value-type="string" calcext:value-type="string">
            <text:p>PASS</text:p>
          </table:table-cell>
          <table:table-cell table:style-name="ce44"/>
          <table:table-cell table:number-columns-repeated="1014"/>
        </table:table-row>
        <table:table-row table:style-name="ro3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office:value-type="string" calcext:value-type="string">
            <text:p>wait for nao to prompt guessing</text:p>
          </table:table-cell>
          <table:table-cell table:style-name="ce50" office:value-type="string" calcext:value-type="string">
            <text:p>gernerated number </text:p>
          </table:table-cell>
          <table:table-cell table:style-name="ce50" office:value-type="string" calcext:value-type="string">
            <text:p>number is gened</text:p>
          </table:table-cell>
          <table:table-cell table:style-name="ce16" office:value-type="string" calcext:value-type="string">
            <text:p>PASS</text:p>
          </table:table-cell>
          <table:table-cell table:style-name="ce44"/>
          <table:table-cell table:number-columns-repeated="1014"/>
        </table:table-row>
        <table:table-row table:style-name="ro3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office:value-type="string" calcext:value-type="string">
            <text:p>guessing module is passed a number to store</text:p>
          </table:table-cell>
          <table:table-cell table:style-name="ce50" office:value-type="string" calcext:value-type="string">
            <text:p>guessing moduel is activated voice recon is active</text:p>
          </table:table-cell>
          <table:table-cell table:style-name="ce50" office:value-type="string" calcext:value-type="string">
            <text:p>voice and guess module is active</text:p>
          </table:table-cell>
          <table:table-cell table:style-name="ce16" office:value-type="string" calcext:value-type="string">
            <text:p>PASS</text:p>
          </table:table-cell>
          <table:table-cell table:style-name="ce44" office:value-type="string" calcext:value-type="string">
            <text:p>Random sound effect is played</text:p>
          </table:table-cell>
          <table:table-cell table:number-columns-repeated="1014"/>
        </table:table-row>
        <table:table-row table:style-name="ro10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9">
          <table:table-cell/>
          <table:table-cell table:style-name="ce8" office:value-type="float" office:value="4" calcext:value-type="float" table:number-columns-spanned="1" table:number-rows-spanned="4">
            <text:p>4</text:p>
          </table:table-cell>
          <table:table-cell table:style-name="ce8" office:value-type="string" calcext:value-type="string" table:number-columns-spanned="1" table:number-rows-spanned="4">
            <text:p>Faze: Guess</text:p>
          </table:table-cell>
          <table:table-cell table:style-name="ce44" office:value-type="string" calcext:value-type="string" table:number-columns-spanned="1" table:number-rows-spanned="4">
            <text:p><text:span text:style-name="T1">Given: </text:span><text:span text:style-name="T2">Random number is generated and voice recon is activated</text:span></text:p>
            <text:p/>
            <text:p><text:span text:style-name="T1">When: I</text:span><text:span text:style-name="T2"> call out a number </text:span></text:p>
            <text:p/>
            <text:p><text:span text:style-name="T1">Then: </text:span><text:span text:style-name="T2">nao hints to the number if incorect if correct nao triggers the “correct” bang</text:span></text:p>
            <text:p/>
            <text:p><text:span text:style-name="T3">Prerequisite: </text:span></text:p>
            <text:p><text:span text:style-name="T4">Number is with in 0-100, has completed all previous fazes</text:span></text:p>
            <text:p/>
            <text:p><text:span text:style-name="T3">Test Data:</text:span></text:p>
            <text:p><text:span text:style-name="T4">Nao will respond to a incorect answer with a hit and a correct with the next faze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wait for voice recon ear anim </text:p>
          </table:table-cell>
          <table:table-cell office:value-type="string" calcext:value-type="string">
            <text:p>voice anim light are on</text:p>
          </table:table-cell>
          <table:table-cell office:value-type="string" calcext:value-type="string">
            <text:p>player can talk to nao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7">
          <table:table-cell/>
          <table:covered-table-cell table:number-columns-repeated="3"/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guess a number</text:p>
          </table:table-cell>
          <table:table-cell office:value-type="string" calcext:value-type="string">
            <text:p>number is procrssed and compared then hint is generated for user</text:p>
          </table:table-cell>
          <table:table-cell office:value-type="string" calcext:value-type="string">
            <text:p>number gets processed hint gets givin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/>
          <table:covered-table-cell table:number-columns-repeated="3"/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if incorect wait for prompt and return to step 1</text:p>
          </table:table-cell>
          <table:table-cell office:value-type="string" calcext:value-type="string">
            <text:p>voice anim light returns to be on</text:p>
          </table:table-cell>
          <table:table-cell office:value-type="string" calcext:value-type="string">
            <text:p>player can talk to nao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11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office:value-type="string" calcext:value-type="string">
            <text:p>when correct wait for next faze</text:p>
          </table:table-cell>
          <table:table-cell table:style-name="ce50" office:value-type="string" calcext:value-type="string">
            <text:p>nao continues to next faze</text:p>
          </table:table-cell>
          <table:table-cell table:style-name="ce50" office:value-type="string" calcext:value-type="string">
            <text:p>nao continues to the applase</text:p>
          </table:table-cell>
          <table:table-cell table:style-name="ce16" office:value-type="string" calcext:value-type="string">
            <text:p>PASS</text:p>
          </table:table-cell>
          <table:table-cell table:style-name="ce44" office:value-type="string" calcext:value-type="string">
            <text:p>Still plays ‘incorrect’ sound effect</text:p>
          </table:table-cell>
          <table:table-cell table:number-columns-repeated="1014"/>
        </table:table-row>
        <table:table-row table:style-name="ro9">
          <table:table-cell/>
          <table:table-cell table:style-name="ce8" office:value-type="float" office:value="4.1" calcext:value-type="float" table:number-columns-spanned="1" table:number-rows-spanned="4">
            <text:p>4.1</text:p>
          </table:table-cell>
          <table:table-cell/>
          <table:table-cell table:style-name="ce44" office:value-type="string" calcext:value-type="string" table:number-columns-spanned="1" table:number-rows-spanned="4">
            <text:p><text:span text:style-name="T1">Given: </text:span><text:span text:style-name="T2">The user guess is incorect</text:span></text:p>
            <text:p/>
            <text:p><text:span text:style-name="T1">When: </text:span><text:span text:style-name="T2">the processed answer is confirmed to be incorect by more than 5 but less than 10</text:span></text:p>
            <text:p/>
            <text:p><text:span text:style-name="T1">Then: </text:span><text:span text:style-name="T2">the failure sound activeated</text:span></text:p>
            <text:p/>
            <text:p><text:span text:style-name="T3">Prerequisite: </text:span></text:p>
            <text:p><text:span text:style-name="T4">Answer diffrence to guess is between 5-10 off</text:span></text:p>
            <text:p/>
            <text:p><text:span text:style-name="T3">Test Data:</text:span></text:p>
            <text:p><text:span text:style-name="T4">Verry hot hint is givin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says incorrect answer</text:p>
          </table:table-cell>
          <table:table-cell office:value-type="string" calcext:value-type="string">
            <text:p>nao says verry hot</text:p>
          </table:table-cell>
          <table:table-cell office:value-type="string" calcext:value-type="string">
            <text:p>Wrong hint given</text:p>
          </table:table-cell>
          <table:table-cell table:style-name="ce19" office:value-type="string" calcext:value-type="string">
            <text:p>FAIL</text:p>
          </table:table-cell>
          <table:table-cell table:number-columns-repeated="1015"/>
        </table:table-row>
        <table:table-row table:style-name="ro4">
          <table:table-cell/>
          <table:covered-table-cell/>
          <table:table-cell/>
          <table:covered-table-cell/>
          <table:table-cell table:style-name="ce41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/>
          <table:covered-table-cell/>
          <table:table-cell/>
          <table:covered-table-cell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12">
          <table:table-cell/>
          <table:covered-table-cell table:style-name="ce43"/>
          <table:table-cell table:style-name="ce46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9">
          <table:table-cell/>
          <table:table-cell office:value-type="float" office:value="4.2" calcext:value-type="float" table:number-columns-spanned="1" table:number-rows-spanned="4">
            <text:p>4.2</text:p>
          </table:table-cell>
          <table:table-cell/>
          <table:table-cell table:style-name="ce44" office:value-type="string" calcext:value-type="string" table:number-columns-spanned="1" table:number-rows-spanned="4">
            <text:p><text:span text:style-name="T1">Given: </text:span><text:span text:style-name="T2">The user guess is incorect</text:span></text:p>
            <text:p/>
            <text:p><text:span text:style-name="T1">When: </text:span><text:span text:style-name="T2">the processed answer is confirmed to be incorect by more than 10 but less than 15</text:span></text:p>
            <text:p/>
            <text:p><text:span text:style-name="T1">Then: </text:span><text:span text:style-name="T2">the failure sound activeated</text:span></text:p>
            <text:p/>
            <text:p><text:span text:style-name="T3">Prerequisite: </text:span></text:p>
            <text:p><text:span text:style-name="T5">Answer diffrence to guess is between 10-15</text:span><text:span text:style-name="T6"> off</text:span></text:p>
            <text:p/>
            <text:p><text:span text:style-name="T3">Test Data:</text:span></text:p>
            <text:p><text:span text:style-name="T4">Verry hot hint is givin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says incorrect answer</text:p>
          </table:table-cell>
          <table:table-cell office:value-type="string" calcext:value-type="string">
            <text:p>nao says hot</text:p>
          </table:table-cell>
          <table:table-cell office:value-type="string" calcext:value-type="string">
            <text:p>Robot freezes</text:p>
          </table:table-cell>
          <table:table-cell table:style-name="ce19" office:value-type="string" calcext:value-type="string">
            <text:p>FAIL</text:p>
          </table:table-cell>
          <table:table-cell table:number-columns-repeated="1015"/>
        </table:table-row>
        <table:table-row table:style-name="ro4">
          <table:table-cell/>
          <table:covered-table-cell/>
          <table:table-cell/>
          <table:covered-table-cell/>
          <table:table-cell table:style-name="ce41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/>
          <table:covered-table-cell/>
          <table:table-cell/>
          <table:covered-table-cell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13">
          <table:table-cell/>
          <table:covered-table-cell table:style-name="ce43"/>
          <table:table-cell table:style-name="ce46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3">
          <table:table-cell/>
          <table:table-cell office:value-type="float" office:value="4.3" calcext:value-type="float" table:number-columns-spanned="1" table:number-rows-spanned="4">
            <text:p>4.3</text:p>
          </table:table-cell>
          <table:table-cell/>
          <table:table-cell table:style-name="ce44" office:value-type="string" calcext:value-type="string" table:number-columns-spanned="1" table:number-rows-spanned="4">
            <text:p><text:span text:style-name="T1">Given: </text:span><text:span text:style-name="T2">The user guess is incorect</text:span></text:p>
            <text:p/>
            <text:p><text:span text:style-name="T1">When: </text:span><text:span text:style-name="T2">the processed answer is confirmed to be incorect by more than 15 but less than 20</text:span></text:p>
            <text:p/>
            <text:p><text:span text:style-name="T1">Then: </text:span><text:span text:style-name="T2">the failure sound activeated</text:span></text:p>
            <text:p/>
            <text:p><text:span text:style-name="T3">Prerequisite: </text:span></text:p>
            <text:p><text:span text:style-name="T4">Answer diffrence to guess is between 15-20 off</text:span></text:p>
            <text:p/>
            <text:p><text:span text:style-name="T3">Test Data:</text:span></text:p>
            <text:p><text:span text:style-name="T4">Verry hot hint is givin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says incorrect answer</text:p>
          </table:table-cell>
          <table:table-cell office:value-type="string" calcext:value-type="string">
            <text:p>nao says warm</text:p>
          </table:table-cell>
          <table:table-cell office:value-type="string" calcext:value-type="string">
            <text:p>Dialogue is different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Dialogue seems to have changed</text:p>
          </table:table-cell>
          <table:table-cell table:number-columns-repeated="1014"/>
        </table:table-row>
        <table:table-row table:style-name="ro4">
          <table:table-cell/>
          <table:covered-table-cell/>
          <table:table-cell/>
          <table:covered-table-cell/>
          <table:table-cell table:style-name="ce41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/>
          <table:covered-table-cell/>
          <table:table-cell/>
          <table:covered-table-cell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14">
          <table:table-cell/>
          <table:covered-table-cell table:style-name="ce43"/>
          <table:table-cell table:style-name="ce46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3">
          <table:table-cell/>
          <table:table-cell office:value-type="float" office:value="4.4" calcext:value-type="float" table:number-columns-spanned="1" table:number-rows-spanned="4">
            <text:p>4.4</text:p>
          </table:table-cell>
          <table:table-cell/>
          <table:table-cell table:style-name="ce44" office:value-type="string" calcext:value-type="string" table:number-columns-spanned="1" table:number-rows-spanned="4">
            <text:p><text:span text:style-name="T1">Given: </text:span><text:span text:style-name="T2">The user guess is incorect</text:span></text:p>
            <text:p/>
            <text:p><text:span text:style-name="T1">When: </text:span><text:span text:style-name="T2">the processed answer is confirmed to be incorect by more than 20 but less than 30</text:span></text:p>
            <text:p/>
            <text:p><text:span text:style-name="T1">Then: </text:span><text:span text:style-name="T2">the failure sound activeated</text:span></text:p>
            <text:p/>
            <text:p><text:span text:style-name="T3">Prerequisite: </text:span></text:p>
            <text:p><text:span text:style-name="T4">Answer diffrence to guess is between 20-30 off</text:span></text:p>
            <text:p/>
            <text:p><text:span text:style-name="T3">Test Data:</text:span></text:p>
            <text:p><text:span text:style-name="T4">Verry hot hint is givin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says incorrect answer</text:p>
          </table:table-cell>
          <table:table-cell office:value-type="string" calcext:value-type="string">
            <text:p>nao says Tauntaun</text:p>
          </table:table-cell>
          <table:table-cell office:value-type="string" calcext:value-type="string">
            <text:p>Dialogue is different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Dialogue seems to have changed</text:p>
          </table:table-cell>
          <table:table-cell table:number-columns-repeated="1014"/>
        </table:table-row>
        <table:table-row table:style-name="ro9">
          <table:table-cell/>
          <table:covered-table-cell/>
          <table:table-cell/>
          <table:covered-table-cell/>
          <table:table-cell table:style-name="ce41" office:value-type="float" office:value="2" calcext:value-type="float">
            <text:p>2</text:p>
          </table:table-cell>
          <table:table-cell table:number-columns-repeated="1019"/>
        </table:table-row>
        <table:table-row table:style-name="ro9">
          <table:table-cell/>
          <table:covered-table-cell/>
          <table:table-cell/>
          <table:covered-table-cell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14">
          <table:table-cell/>
          <table:covered-table-cell table:style-name="ce43"/>
          <table:table-cell table:style-name="ce46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3">
          <table:table-cell/>
          <table:table-cell office:value-type="float" office:value="4.5" calcext:value-type="float" table:number-columns-spanned="1" table:number-rows-spanned="4">
            <text:p>4.5</text:p>
          </table:table-cell>
          <table:table-cell/>
          <table:table-cell table:style-name="ce44" office:value-type="string" calcext:value-type="string" table:number-columns-spanned="1" table:number-rows-spanned="4">
            <text:p><text:span text:style-name="T1">Given: </text:span><text:span text:style-name="T2">The user guess is incorect</text:span></text:p>
            <text:p/>
            <text:p><text:span text:style-name="T1">When: </text:span><text:span text:style-name="T2">the processed answer is confirmed to be incorect by more than 30 but less than 40</text:span></text:p>
            <text:p/>
            <text:p><text:span text:style-name="T1">Then: </text:span><text:span text:style-name="T2">the failure sound activeated</text:span></text:p>
            <text:p/>
            <text:p><text:span text:style-name="T3">Prerequisite: </text:span></text:p>
            <text:p><text:span text:style-name="T4">Answer diffrence to guess is between 30-40 off</text:span></text:p>
            <text:p/>
            <text:p><text:span text:style-name="T3">Test Data:</text:span></text:p>
            <text:p><text:span text:style-name="T4">Verry hot hint is givin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says incorrect answer</text:p>
          </table:table-cell>
          <table:table-cell office:value-type="string" calcext:value-type="string">
            <text:p>nao says room temp</text:p>
          </table:table-cell>
          <table:table-cell office:value-type="string" calcext:value-type="string">
            <text:p>Dialogue is different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Dialogue seems to have changed</text:p>
          </table:table-cell>
          <table:table-cell table:number-columns-repeated="1014"/>
        </table:table-row>
        <table:table-row table:style-name="ro4">
          <table:table-cell/>
          <table:covered-table-cell/>
          <table:table-cell/>
          <table:covered-table-cell/>
          <table:table-cell table:style-name="ce41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/>
          <table:covered-table-cell/>
          <table:table-cell/>
          <table:covered-table-cell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15">
          <table:table-cell/>
          <table:covered-table-cell table:style-name="ce43"/>
          <table:table-cell table:style-name="ce46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3">
          <table:table-cell/>
          <table:table-cell office:value-type="float" office:value="4.6" calcext:value-type="float" table:number-columns-spanned="1" table:number-rows-spanned="4">
            <text:p>4.6</text:p>
          </table:table-cell>
          <table:table-cell/>
          <table:table-cell table:style-name="ce44" office:value-type="string" calcext:value-type="string" table:number-columns-spanned="1" table:number-rows-spanned="4">
            <text:p><text:span text:style-name="T1">Given: </text:span><text:span text:style-name="T2">The user guess is incorect</text:span></text:p>
            <text:p/>
            <text:p><text:span text:style-name="T1">When: </text:span><text:span text:style-name="T2">the processed answer is confirmed to be incorect by more than 40 but less than 50</text:span></text:p>
            <text:p/>
            <text:p><text:span text:style-name="T1">Then: </text:span><text:span text:style-name="T2">the failure sound activeated</text:span></text:p>
            <text:p/>
            <text:p><text:span text:style-name="T3">Prerequisite: </text:span></text:p>
            <text:p><text:span text:style-name="T4">Answer diffrence to guess is between 40-50 off</text:span></text:p>
            <text:p/>
            <text:p><text:span text:style-name="T3">Test Data:</text:span></text:p>
            <text:p><text:span text:style-name="T4">Verry hot hint is givin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says incorrect answer</text:p>
          </table:table-cell>
          <table:table-cell office:value-type="string" calcext:value-type="string">
            <text:p>nao says Cool</text:p>
          </table:table-cell>
          <table:table-cell office:value-type="string" calcext:value-type="string">
            <text:p>Dialogue is different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Dialogue seems to have changed</text:p>
          </table:table-cell>
          <table:table-cell table:number-columns-repeated="1014"/>
        </table:table-row>
        <table:table-row table:style-name="ro4">
          <table:table-cell/>
          <table:covered-table-cell/>
          <table:table-cell/>
          <table:covered-table-cell/>
          <table:table-cell table:style-name="ce41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/>
          <table:covered-table-cell/>
          <table:table-cell/>
          <table:covered-table-cell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16">
          <table:table-cell/>
          <table:covered-table-cell table:style-name="ce43"/>
          <table:table-cell table:style-name="ce46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9">
          <table:table-cell/>
          <table:table-cell office:value-type="float" office:value="4.7" calcext:value-type="float" table:number-columns-spanned="1" table:number-rows-spanned="4">
            <text:p>4.7</text:p>
          </table:table-cell>
          <table:table-cell/>
          <table:table-cell table:style-name="ce44" office:value-type="string" calcext:value-type="string" table:number-columns-spanned="1" table:number-rows-spanned="4">
            <text:p><text:span text:style-name="T1">Given: </text:span><text:span text:style-name="T2">incorect answer is less than 5 and previous answer is firther than previous</text:span></text:p>
            <text:p/>
            <text:p><text:span text:style-name="T1">When: </text:span><text:span text:style-name="T2">the answer is 4 and previous is 3</text:span></text:p>
            <text:p><text:span text:style-name="T1">Then: </text:span><text:span text:style-name="T2">the robot will ganerate hint</text:span></text:p>
            <text:p/>
            <text:p><text:span text:style-name="T3">Prerequisite: </text:span></text:p>
            <text:p><text:span text:style-name="T4">The guess is firther to answer than the previous guess</text:span></text:p>
            <text:p/>
            <text:p><text:span text:style-name="T3">Test Data:</text:span></text:p>
            <text:p><text:span text:style-name="T4">Colder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Answer 3</text:p>
          </table:table-cell>
          <table:table-cell table:number-columns-repeated="2"/>
          <table:table-cell table:style-name="ce19" office:value-type="string" calcext:value-type="string">
            <text:p>FAIL</text:p>
          </table:table-cell>
          <table:table-cell office:value-type="string" calcext:value-type="string">
            <text:p>???</text:p>
          </table:table-cell>
          <table:table-cell table:number-columns-repeated="1014"/>
        </table:table-row>
        <table:table-row table:style-name="ro9">
          <table:table-cell/>
          <table:covered-table-cell/>
          <table:table-cell/>
          <table:covered-table-cell/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wait for response</text:p>
          </table:table-cell>
          <table:table-cell table:number-columns-repeated="2"/>
          <table:table-cell table:style-name="ce19" office:value-type="string" calcext:value-type="string">
            <text:p>FAIL</text:p>
          </table:table-cell>
          <table:table-cell office:value-type="string" calcext:value-type="string">
            <text:p>???</text:p>
          </table:table-cell>
          <table:table-cell table:number-columns-repeated="1014"/>
        </table:table-row>
        <table:table-row table:style-name="ro9">
          <table:table-cell/>
          <table:covered-table-cell/>
          <table:table-cell/>
          <table:covered-table-cell/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Answer 1</text:p>
          </table:table-cell>
          <table:table-cell table:number-columns-repeated="2"/>
          <table:table-cell table:style-name="ce19" office:value-type="string" calcext:value-type="string">
            <text:p>FAIL</text:p>
          </table:table-cell>
          <table:table-cell office:value-type="string" calcext:value-type="string">
            <text:p>???</text:p>
          </table:table-cell>
          <table:table-cell table:number-columns-repeated="1014"/>
        </table:table-row>
        <table:table-row table:style-name="ro11">
          <table:table-cell/>
          <table:covered-table-cell table:style-name="ce43"/>
          <table:table-cell table:style-name="ce46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9">
          <table:table-cell/>
          <table:table-cell office:value-type="float" office:value="4.8" calcext:value-type="float" table:number-columns-spanned="1" table:number-rows-spanned="4">
            <text:p>4.8</text:p>
          </table:table-cell>
          <table:table-cell/>
          <table:table-cell table:style-name="ce44" office:value-type="string" calcext:value-type="string" table:number-columns-spanned="1" table:number-rows-spanned="4">
            <text:p><text:span text:style-name="T1">Given: </text:span><text:span text:style-name="T2">incorect answer is less than 5 and previous answer is closer than previous</text:span></text:p>
            <text:p/>
            <text:p><text:span text:style-name="T1">When: </text:span><text:span text:style-name="T2">the answer is 4 and previous is 1</text:span></text:p>
            <text:p><text:span text:style-name="T1">Then: </text:span><text:span text:style-name="T2">the robot will ganerate hint</text:span></text:p>
            <text:p/>
            <text:p><text:span text:style-name="T3">Prerequisite: </text:span></text:p>
            <text:p><text:span text:style-name="T4">The guess is closer to answer than the previous guess</text:span></text:p>
            <text:p/>
            <text:p><text:span text:style-name="T3">Test Data:</text:span></text:p>
            <text:p><text:span text:style-name="T4">Hoter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Answer 1</text:p>
          </table:table-cell>
          <table:table-cell table:number-columns-repeated="2"/>
          <table:table-cell table:style-name="ce19" office:value-type="string" calcext:value-type="string">
            <text:p>FAIL</text:p>
          </table:table-cell>
          <table:table-cell office:value-type="string" calcext:value-type="string">
            <text:p>???</text:p>
          </table:table-cell>
          <table:table-cell table:number-columns-repeated="1014"/>
        </table:table-row>
        <table:table-row table:style-name="ro9">
          <table:table-cell/>
          <table:covered-table-cell/>
          <table:table-cell/>
          <table:covered-table-cell/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wait for response</text:p>
          </table:table-cell>
          <table:table-cell table:number-columns-repeated="2"/>
          <table:table-cell table:style-name="ce19" office:value-type="string" calcext:value-type="string">
            <text:p>FAIL</text:p>
          </table:table-cell>
          <table:table-cell office:value-type="string" calcext:value-type="string">
            <text:p>???</text:p>
          </table:table-cell>
          <table:table-cell table:number-columns-repeated="1014"/>
        </table:table-row>
        <table:table-row table:style-name="ro9">
          <table:table-cell/>
          <table:covered-table-cell/>
          <table:table-cell/>
          <table:covered-table-cell/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Answer 3</text:p>
          </table:table-cell>
          <table:table-cell table:number-columns-repeated="2"/>
          <table:table-cell table:style-name="ce19" office:value-type="string" calcext:value-type="string">
            <text:p>FAIL</text:p>
          </table:table-cell>
          <table:table-cell office:value-type="string" calcext:value-type="string">
            <text:p>???</text:p>
          </table:table-cell>
          <table:table-cell table:number-columns-repeated="1014"/>
        </table:table-row>
        <table:table-row table:style-name="ro17">
          <table:table-cell/>
          <table:covered-table-cell table:style-name="ce43"/>
          <table:table-cell table:style-name="ce46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3">
          <table:table-cell/>
          <table:table-cell office:value-type="float" office:value="4.9" calcext:value-type="float" table:number-columns-spanned="1" table:number-rows-spanned="4">
            <text:p>4.9</text:p>
          </table:table-cell>
          <table:table-cell office:value-type="string" calcext:value-type="string" table:number-columns-spanned="1" table:number-rows-spanned="4">
            <text:p>Faze: Correct Answer</text:p>
          </table:table-cell>
          <table:table-cell table:style-name="ce44" office:value-type="string" calcext:value-type="string" table:number-columns-spanned="1" table:number-rows-spanned="4">
            <text:p><text:span text:style-name="T1">Given: </text:span><text:span text:style-name="T2">user guesses the correct number</text:span></text:p>
            <text:p/>
            <text:p><text:span text:style-name="T1">When: </text:span><text:span text:style-name="T2">the “correct” bang gets triggered on he guessing module</text:span></text:p>
            <text:p/>
            <text:p><text:span text:style-name="T1">Then: </text:span><text:span text:style-name="T2">nao cheers player then asks if player wants to play again</text:span></text:p>
            <text:p/>
            <text:p><text:span text:style-name="T3">Prerequisite: </text:span></text:p>
            <text:p><text:span text:style-name="T4">The correct answer had been entered</text:span></text:p>
            <text:p/>
            <text:p><text:span text:style-name="T3">Test Data:</text:span></text:p>
            <text:p><text:span text:style-name="T4">“correct” = true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user guesses correct answer </text:p>
          </table:table-cell>
          <table:table-cell office:value-type="string" calcext:value-type="string">
            <text:p>nao claps and playes the cheer audio</text:p>
          </table:table-cell>
          <table:table-cell office:value-type="string" calcext:value-type="string">
            <text:p>nao cheers and incorrect sound plays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Incorrect sound plays</text:p>
          </table:table-cell>
          <table:table-cell table:number-columns-repeated="1014"/>
        </table:table-row>
        <table:table-row table:style-name="ro3">
          <table:table-cell/>
          <table:covered-table-cell table:number-columns-repeated="3"/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user waits for end faze to inisilize</text:p>
          </table:table-cell>
          <table:table-cell office:value-type="string" calcext:value-type="string">
            <text:p>nao promps user if they want to play again</text:p>
          </table:table-cell>
          <table:table-cell office:value-type="string" calcext:value-type="string">
            <text:p>nao asks if player wants to play again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9">
          <table:table-cell/>
          <table:covered-table-cell table:number-columns-repeated="3"/>
          <table:table-cell table:style-name="ce41" office:value-type="float" office:value="3" calcext:value-type="float">
            <text:p>3</text:p>
          </table:table-cell>
          <table:table-cell table:number-columns-repeated="3"/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18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3">
          <table:table-cell/>
          <table:table-cell table:style-name="Default" office:value-type="float" office:value="5" calcext:value-type="float" table:number-columns-spanned="1" table:number-rows-spanned="4">
            <text:p>5</text:p>
          </table:table-cell>
          <table:table-cell office:value-type="string" calcext:value-type="string" table:number-columns-spanned="1" table:number-rows-spanned="4">
            <text:p>Faze: End Game</text:p>
          </table:table-cell>
          <table:table-cell table:style-name="ce44" office:value-type="string" calcext:value-type="string" table:number-columns-spanned="1" table:number-rows-spanned="4">
            <text:p><text:span text:style-name="T1">Given: </text:span><text:span text:style-name="T2">end game faze is initiated </text:span></text:p>
            <text:p/>
            <text:p><text:span text:style-name="T1">When: </text:span><text:span text:style-name="T2">nao is finished clapping and cheering</text:span></text:p>
            <text:p/>
            <text:p><text:span text:style-name="T1">Then: </text:span><text:span text:style-name="T2">nao promps for user to contine</text:span></text:p>
            <text:p/>
            <text:p><text:span text:style-name="T3">Prerequisite: </text:span></text:p>
            <text:p><text:span text:style-name="T4">Previous faze is compleasted</text:span></text:p>
            <text:p/>
            <text:p><text:span text:style-name="T3">Test Data:</text:span></text:p>
            <text:p><text:span text:style-name="T4">Nao voice recon anim playes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the user waits for cheeing to conclude </text:p>
          </table:table-cell>
          <table:table-cell office:value-type="string" calcext:value-type="string">
            <text:p>next prompt is called </text:p>
          </table:table-cell>
          <table:table-cell office:value-type="string" calcext:value-type="string">
            <text:p>prompt called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7">
          <table:table-cell/>
          <table:covered-table-cell table:style-name="Default"/>
          <table:covered-table-cell table:number-columns-repeated="2"/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the user waits for nao to pompt for the continuation of the game.</text:p>
          </table:table-cell>
          <table:table-cell office:value-type="string" calcext:value-type="string">
            <text:p>voice anim light are on and recon is active</text:p>
          </table:table-cell>
          <table:table-cell office:value-type="string" calcext:value-type="string">
            <text:p>user can aswer the question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4">
          <table:table-cell/>
          <table:covered-table-cell table:style-name="Default"/>
          <table:covered-table-cell table:number-columns-repeated="2"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8">
          <table:table-cell/>
          <table:covered-table-cell table:style-name="Default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3">
          <table:table-cell/>
          <table:table-cell office:value-type="float" office:value="6" calcext:value-type="float" table:number-columns-spanned="1" table:number-rows-spanned="4">
            <text:p>6</text:p>
          </table:table-cell>
          <table:table-cell office:value-type="string" calcext:value-type="string" table:number-columns-spanned="1" table:number-rows-spanned="4">
            <text:p>Faze: Play Again</text:p>
          </table:table-cell>
          <table:table-cell table:style-name="ce44" office:value-type="string" calcext:value-type="string" table:number-columns-spanned="1" table:number-rows-spanned="4">
            <text:p><text:span text:style-name="T1">Given: </text:span><text:span text:style-name="T2">player is prompted to continue</text:span></text:p>
            <text:p/>
            <text:p><text:span text:style-name="T1">When: I</text:span><text:span text:style-name="T2"> say “yes” </text:span></text:p>
            <text:p/>
            <text:p><text:span text:style-name="T1">Then: </text:span><text:span text:style-name="T2">now goes back to first faze </text:span></text:p>
            <text:p/>
            <text:p><text:span text:style-name="T3">Prerequisite: </text:span></text:p>
            <text:p><text:span text:style-name="T4">All previous fazes have been completed</text:span></text:p>
            <text:p/>
            <text:p><text:span text:style-name="T3">Test Data:</text:span></text:p>
            <text:p><text:span text:style-name="T4">The game restarts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player waits for play again prompt</text:p>
          </table:table-cell>
          <table:table-cell office:value-type="string" calcext:value-type="string">
            <text:p>voice anim light are on and recon is active</text:p>
          </table:table-cell>
          <table:table-cell office:value-type="string" calcext:value-type="string">
            <text:p>voice is active for user to answer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/>
          <table:covered-table-cell table:number-columns-repeated="3"/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player answers Yes </text:p>
          </table:table-cell>
          <table:table-cell office:value-type="string" calcext:value-type="string">
            <text:p>Game Starts up again back to the first faze</text:p>
          </table:table-cell>
          <table:table-cell office:value-type="string" calcext:value-type="string">
            <text:p>game starts again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9">
          <table:table-cell/>
          <table:covered-table-cell table:number-columns-repeated="3"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8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3">
          <table:table-cell/>
          <table:table-cell office:value-type="float" office:value="6" calcext:value-type="float" table:number-columns-spanned="1" table:number-rows-spanned="4">
            <text:p>6</text:p>
          </table:table-cell>
          <table:table-cell office:value-type="string" calcext:value-type="string" table:number-columns-spanned="1" table:number-rows-spanned="4">
            <text:p>Faze: Play Again</text:p>
          </table:table-cell>
          <table:table-cell table:style-name="ce44" office:value-type="string" calcext:value-type="string" table:number-columns-spanned="1" table:number-rows-spanned="4">
            <text:p><text:span text:style-name="T1">Given: </text:span><text:span text:style-name="T2">player is prompted to continue</text:span></text:p>
            <text:p/>
            <text:p><text:span text:style-name="T1">When: I</text:span><text:span text:style-name="T2"> say “no” </text:span></text:p>
            <text:p/>
            <text:p><text:span text:style-name="T1">Then: </text:span><text:span text:style-name="T2">now goes back to ui and ends</text:span></text:p>
            <text:p/>
            <text:p><text:span text:style-name="T3">Prerequisite: </text:span></text:p>
            <text:p><text:span text:style-name="T4">All previous fazes have been completed</text:span></text:p>
            <text:p/>
            <text:p><text:span text:style-name="T3">Test Data:</text:span></text:p>
            <text:p><text:span text:style-name="T4">The game restarts</text:span>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player waits for play again prompt</text:p>
          </table:table-cell>
          <table:table-cell office:value-type="string" calcext:value-type="string">
            <text:p>voice anim light are on and recon is active</text:p>
          </table:table-cell>
          <table:table-cell office:value-type="string" calcext:value-type="string">
            <text:p>voice is active for user to answer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9">
          <table:table-cell/>
          <table:covered-table-cell table:number-columns-repeated="3"/>
          <table:table-cell table:style-name="ce41" office:value-type="float" office:value="2" calcext:value-type="float">
            <text:p>2</text:p>
          </table:table-cell>
          <table:table-cell office:value-type="string" calcext:value-type="string">
            <text:p>player answers no </text:p>
          </table:table-cell>
          <table:table-cell office:value-type="string" calcext:value-type="string">
            <text:p>closes</text:p>
          </table:table-cell>
          <table:table-cell office:value-type="string" calcext:value-type="string">
            <text:p>game starts again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4">
          <table:table-cell/>
          <table:covered-table-cell table:number-columns-repeated="3"/>
          <table:table-cell table:style-name="ce41" office:value-type="float" office:value="3" calcext:value-type="float">
            <text:p>3</text:p>
          </table:table-cell>
          <table:table-cell table:number-columns-repeated="1019"/>
        </table:table-row>
        <table:table-row table:style-name="ro8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19" table:number-rows-repeated="3">
          <table:table-cell/>
          <table:table-cell table:style-name="Default" table:number-columns-repeated="9"/>
          <table:table-cell table:number-columns-repeated="1014"/>
        </table:table-row>
        <table:table-row table:style-name="ro8">
          <table:table-cell/>
          <table:table-cell table:style-name="Default" table:number-columns-repeated="9"/>
          <table:table-cell table:number-columns-repeated="1014"/>
        </table:table-row>
        <table:table-row table:style-name="ro19" table:number-rows-repeated="3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19" table:number-rows-repeated="3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1" table:number-rows-repeated="1048497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14:19:40.912199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_23__20_Test_20_Cases" style:display-name="PageStyle_Feature # Test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_23__20_Test_20_Cases_20__28_2_29_" style:display-name="PageStyle_Feature # Test Cases (2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ira, Ian</meta:initial-creator>
    <meta:creation-date>2018-09-28T03:23:07</meta:creation-date>
    <dc:date>2018-10-23T15:23:35.219294360</dc:date>
    <meta:generator>LibreOffice/6.0.3.2$Linux_X86_64 LibreOffice_project/00m0$Build-2</meta:generator>
    <meta:editing-duration>PT1H45M25S</meta:editing-duration>
    <meta:editing-cycles>16</meta:editing-cycles>
    <meta:document-statistic meta:table-count="1" meta:cell-count="24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